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003e1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L756"/>DTD - Ejercicio 5 - </text:h>
      <text:p text:style-name="Text_20_body">Se quiere definir un <text:span text:style-name="T1">documento XML</text:span> <text:s/>para representar los resultados de una liga de fútbol. La información que se quiere almacenar de cada partido es:</text:p>
      <text:list xml:id="list8710057916210633416" text:style-name="L1">
        <text:list-item>
          <text:p text:style-name="P4">el nombre del equipo local</text:p>
        </text:list-item>
        <text:list-item>
          <text:p text:style-name="P4">el nombre del equipo visitante</text:p>
        </text:list-item>
        <text:list-item>
          <text:p text:style-name="P4">los goles marcados por el equipo local</text:p>
        </text:list-item>
        <text:list-item>
          <text:p text:style-name="P1">los goles marcados por el equipo visitante</text:p>
        </text:list-item>
      </text:list>
      <text:p text:style-name="Text_20_body">Escribe tres documentos que incluyan los siguientes resultados:</text:p>
      <text:list xml:id="list3563733159067668273" text:style-name="L2">
        <text:list-item>
          <text:p text:style-name="P5">Nottingham Presa: 0 - Inter de Mitente: 1</text:p>
        </text:list-item>
        <text:list-item>
          <text:p text:style-name="P5">Vodka Juniors: 3 - Sparta da Risa: 3</text:p>
        </text:list-item>
        <text:list-item>
          <text:p text:style-name="P2">Water de Munich: 4 - Esteaua es del grifo: 2</text:p>
        </text:list-item>
      </text:list>
      <text:p text:style-name="Text_20_body">Cada documento incluirá un DTD diferente para representar ese <text:span text:style-name="T1">documento XML</text:span>:</text:p>
      <text:list xml:id="list1046656409416420948" text:style-name="L3">
        <text:list-item>
          <text:p text:style-name="P6">un DTD en la que no haya atributos, sino únicamente etiquetas</text:p>
        </text:list-item>
        <text:list-item>
          <text:p text:style-name="P6">un DTD en la que los goles sean atributos</text:p>
        </text:list-item>
        <text:list-item>
          <text:p text:style-name="P3">un DTD en la que toda la información se guarde en forma de atributo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8:54:57.786000000</meta:creation-date>
    <dc:date>2016-04-05T08:56:13.976000000</dc:date>
    <meta:editing-duration>PT1M16S</meta:editing-duration>
    <meta:editing-cycles>1</meta:editing-cycles>
    <meta:document-statistic meta:table-count="0" meta:image-count="0" meta:object-count="0" meta:page-count="1" meta:paragraph-count="14" meta:word-count="143" meta:character-count="745" meta:non-whitespace-character-count="624"/>
    <meta:generator>LibreOffice/4.4.3.2$Windows_x86 LibreOffice_project/88805f81e9fe61362df02b9941de8e38a9b5fd16</meta:generator>
  </office:meta>
</office:document-meta>
</file>